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float" office:value="0">
            <text:p/>
          </table:table-cell>
          <table:table-cell table:style-name="pd1" office:value-type="float" office:value="1">
            <text:p>1</text:p>
          </table:table-cell>
          <table:table-cell table:style-name="pd1" office:value-type="float" office:value="2">
            <text:p>2</text:p>
          </table:table-cell>
          <table:table-cell table:style-name="pd1" office:value-type="float" office:value="3">
            <text:p>3</text:p>
          </table:table-cell>
          <table:table-cell table:style-name="pd1" office:value-type="float" office:value="4">
            <text:p>4</text:p>
          </table:table-cell>
        </table:table-row>
        <table:table-row>
          <table:table-cell table:style-name="pd1" office:value-type="string" office:value="Model">
            <text:p>Model</text:p>
          </table:table-cell>
          <table:table-cell office:value-type="string" office:value="Baseline">
            <text:p>Baseline</text:p>
          </table:table-cell>
          <table:table-cell office:value-type="string" office:value="SVM">
            <text:p>SVM</text:p>
          </table:table-cell>
          <table:table-cell office:value-type="string" office:value="LR">
            <text:p>LR</text:p>
          </table:table-cell>
          <table:table-cell office:value-type="string" office:value="RF">
            <text:p>RF</text:p>
          </table:table-cell>
          <table:table-cell office:value-type="string" office:value="NN">
            <text:p>NN</text:p>
          </table:table-cell>
        </table:table-row>
        <table:table-row>
          <table:table-cell table:style-name="pd1" office:value-type="string" office:value="Accuracy_eye_3">
            <text:p>Accuracy_eye_3</text:p>
          </table:table-cell>
          <table:table-cell office:value-type="float" office:value="0.44609665427509293">
            <text:p>0.44609665427509293</text:p>
          </table:table-cell>
          <table:table-cell office:value-type="float" office:value="0.4484180035650624">
            <text:p>0.4484180035650624</text:p>
          </table:table-cell>
          <table:table-cell office:value-type="float" office:value="0.4461898395721926">
            <text:p>0.4461898395721926</text:p>
          </table:table-cell>
          <table:table-cell office:value-type="float" office:value="0.4443070409982175">
            <text:p>0.4443070409982175</text:p>
          </table:table-cell>
          <table:table-cell office:value-type="float" office:value="0.4461898395721926">
            <text:p>0.4461898395721926</text:p>
          </table:table-cell>
        </table:table-row>
        <table:table-row>
          <table:table-cell table:style-name="pd1" office:value-type="string" office:value="Accuracy_log_3">
            <text:p>Accuracy_log_3</text:p>
          </table:table-cell>
          <table:table-cell office:value-type="float" office:value="0.44609665427509293">
            <text:p>0.44609665427509293</text:p>
          </table:table-cell>
          <table:table-cell office:value-type="float" office:value="0.4671011586452763">
            <text:p>0.4671011586452763</text:p>
          </table:table-cell>
          <table:table-cell office:value-type="float" office:value="0.4461898395721926">
            <text:p>0.4461898395721926</text:p>
          </table:table-cell>
          <table:table-cell office:value-type="float" office:value="0.6543894830659538">
            <text:p>0.6543894830659538</text:p>
          </table:table-cell>
          <table:table-cell office:value-type="float" office:value="0.4461898395721926">
            <text:p>0.4461898395721926</text:p>
          </table:table-cell>
        </table:table-row>
        <table:table-row>
          <table:table-cell table:style-name="pd1" office:value-type="string" office:value="Accuracy_both_3">
            <text:p>Accuracy_both_3</text:p>
          </table:table-cell>
          <table:table-cell office:value-type="float" office:value="0.44609665427509293">
            <text:p>0.44609665427509293</text:p>
          </table:table-cell>
          <table:table-cell office:value-type="float" office:value="0.4484180035650624">
            <text:p>0.4484180035650624</text:p>
          </table:table-cell>
          <table:table-cell office:value-type="float" office:value="0.4461898395721926">
            <text:p>0.4461898395721926</text:p>
          </table:table-cell>
          <table:table-cell office:value-type="float" office:value="0.4487633689839573">
            <text:p>0.4487633689839573</text:p>
          </table:table-cell>
          <table:table-cell office:value-type="float" office:value="0.4461898395721926">
            <text:p>0.4461898395721926</text:p>
          </table:table-cell>
        </table:table-row>
        <table:table-row>
          <table:table-cell table:style-name="pd1" office:value-type="string" office:value="Accuracy_eye_4">
            <text:p>Accuracy_eye_4</text:p>
          </table:table-cell>
          <table:table-cell office:value-type="float" office:value="0.6394052044609665">
            <text:p>0.6394052044609665</text:p>
          </table:table-cell>
          <table:table-cell office:value-type="float" office:value="0.6433266488413547">
            <text:p>0.6433266488413547</text:p>
          </table:table-cell>
          <table:table-cell office:value-type="float" office:value="0.6395944741532977">
            <text:p>0.6395944741532977</text:p>
          </table:table-cell>
          <table:table-cell office:value-type="float" office:value="0.6385026737967914">
            <text:p>0.6385026737967914</text:p>
          </table:table-cell>
          <table:table-cell office:value-type="float" office:value="0.6395944741532977">
            <text:p>0.6395944741532977</text:p>
          </table:table-cell>
        </table:table-row>
        <table:table-row>
          <table:table-cell table:style-name="pd1" office:value-type="string" office:value="Accuracy_log_4">
            <text:p>Accuracy_log_4</text:p>
          </table:table-cell>
          <table:table-cell office:value-type="float" office:value="0.6394052044609665">
            <text:p>0.6394052044609665</text:p>
          </table:table-cell>
          <table:table-cell office:value-type="float" office:value="0.6395944741532977">
            <text:p>0.6395944741532977</text:p>
          </table:table-cell>
          <table:table-cell office:value-type="float" office:value="0.6395944741532977">
            <text:p>0.6395944741532977</text:p>
          </table:table-cell>
          <table:table-cell office:value-type="float" office:value="0.7009581105169341">
            <text:p>0.7009581105169341</text:p>
          </table:table-cell>
          <table:table-cell office:value-type="float" office:value="0.6395944741532977">
            <text:p>0.6395944741532977</text:p>
          </table:table-cell>
        </table:table-row>
        <table:table-row>
          <table:table-cell table:style-name="pd1" office:value-type="string" office:value="Accuracy_both_4">
            <text:p>Accuracy_both_4</text:p>
          </table:table-cell>
          <table:table-cell office:value-type="float" office:value="0.6394052044609665">
            <text:p>0.6394052044609665</text:p>
          </table:table-cell>
          <table:table-cell office:value-type="float" office:value="0.6433266488413547">
            <text:p>0.6433266488413547</text:p>
          </table:table-cell>
          <table:table-cell office:value-type="float" office:value="0.6395944741532977">
            <text:p>0.6395944741532977</text:p>
          </table:table-cell>
          <table:table-cell office:value-type="float" office:value="0.6395944741532977">
            <text:p>0.6395944741532977</text:p>
          </table:table-cell>
          <table:table-cell office:value-type="float" office:value="0.6395944741532977">
            <text:p>0.63959447415329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